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2414871634085649253"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6973439940352901334"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2920009918706002064"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2433278798085621259"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1924044983008533116"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6085434150102376664"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7218005292392781797"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4088514148296413029"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27805226" text:continue-list="list7218005292392781797"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9186335389239749548"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7807086"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7801033"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27823029"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27820392"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7823267"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7057175592194167441"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6610678635308613797"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7433453835252894817"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7815484"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2404216357252243679"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9013377129096841566"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8590799605306724322" text:style-name="L15">
        <text:list-item>
          <text:list>
            <text:list-header>
              <text:p text:style-name="P183">1.5 miles averaging about 9:40/mile and rest 1 min</text:p>
            </text:list-header>
          </text:list>
        </text:list-item>
      </text:list>
      <text:p text:style-name="P24">1 mile in 8:26 and rest 2 min</text:p>
      <text:list xml:id="list2382658554278356274"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3931005446291695467"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7830700"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887202318298151911"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5534963623624090184"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4774424775913858369"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27812188" text:continue-list="list5534963623624090184" text:style-name="L19">
        <text:list-item>
          <text:list>
            <text:list-header>
              <text:p text:style-name="P187">(Pace*HR)=1240</text:p>
            </text:list-header>
          </text:list>
        </text:list-item>
      </text:list>
      <text:list xml:id="list27829952" text:continue-list="list887202318298151911" text:style-name="L18">
        <text:list-item>
          <text:list>
            <text:list-header>
              <text:p text:style-name="P186">2 miles at 10:46/mile Ave HR= 121 bpm and rest a few minutes</text:p>
            </text:list-header>
          </text:list>
        </text:list-item>
      </text:list>
      <text:list xml:id="list27808810" text:continue-list="list27812188"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27806304"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7337902189844740724"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6124088644575653422"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841707913676958910"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5759361545927298527"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811957156630652744"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7505549697597014839"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27805426"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7813134"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6803967564760598566"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5413431796259725497"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2791975527224160905"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5115745821997539729"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4404656392345266757"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4426578985187137603" text:style-name="L32">
        <text:list-item>
          <text:list>
            <text:list-header>
              <text:p text:style-name="P197">0.25 miles in 2:54</text:p>
              <text:p text:style-name="P197">1 mile in 9:21 going faster as I ran and ending at around 8:30 pace</text:p>
            </text:list-header>
          </text:list>
        </text:list-item>
      </text:list>
      <text:list xml:id="list2152361987835933531"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248986506209721447"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1318925431462618424"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6541214044764040491"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3062956570738877810"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2088444603821135594" text:style-name="L38">
        <text:list-item>
          <text:list>
            <text:list-header>
              <text:p text:style-name="P202">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9:05 at 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
      <text:p text:style-name="P24"/>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text:soft-page-break/>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593048114708290437" text:style-name="L39">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text:soft-page-break/>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oft-page-break/><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5-15T07:55:34.64</dc:date>
    <dc:creator>James Lombardi</dc:creator>
    <meta:editing-duration>P29DT5H22M36S</meta:editing-duration>
    <meta:editing-cycles>2184</meta:editing-cycles>
    <meta:generator>OpenOffice/4.1.2$Win32 OpenOffice.org_project/412m3$Build-9782</meta:generator>
    <meta:document-statistic meta:table-count="0" meta:image-count="9" meta:object-count="0" meta:page-count="216" meta:paragraph-count="6320" meta:word-count="68153" meta:character-count="348728"/>
  </office:meta>
</office:document-meta>
</file>